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6F0000037A49FD56590EDC96F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246cm" fo:min-width="1.302cm"/>
    </style:style>
    <style:style style:name="gr4" style:family="graphic" style:parent-style-name="objectwithoutfill">
      <style:graphic-properties svg:stroke-width="0.081cm" draw:marker-start-width="0.321cm" draw:marker-end="Linienspitzen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6" style:family="graphic" style:parent-style-name="objectwithoutfill">
      <style:graphic-properties svg:stroke-width="0.081cm" svg:stroke-color="#0939fc" draw:marker-start-width="0.321cm" draw:marker-end="Linienspitzen_20_2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8" style:family="graphic" style:parent-style-name="objectwithoutfill">
      <style:graphic-properties svg:stroke-width="0.081cm" svg:stroke-color="#ff0000" draw:marker-start-width="0.321cm" draw:marker-end="Linienspitzen_20_3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81d41a" draw:marker-start-width="0.321cm" draw:marker-end="Linienspitzen_20_4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0939fc" loext:opacity="100%"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ff0000" loext:opacity="100%" fo:font-weight="bold" style:font-weight-asian="bold" style:font-weight-complex="bold"/>
    </style:style>
    <style:style style:name="P8" style:family="paragraph">
      <style:text-properties fo:color="#5eb91e" loext:opacity="100%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5eb91e" loext:opacity="100%" fo:font-weight="bold" style:font-weight-asian="bold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939fc" loext:opacity="100%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ff0000" loext:opacity="100%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5eb91e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20.162cm" svg:height="9.428cm" svg:x="3.338cm" svg:y="2cm">
            <draw:image xlink:href="Pictures/100000000000076F0000037A49FD56590EDC96F0.jpg" xlink:type="simple" xlink:show="embed" xlink:actuate="onLoad" draw:mime-type="image/jpeg">
              <text:p/>
            </draw:image>
          </draw:frame>
          <draw:frame draw:style-name="gr2" draw:text-style-name="P3" draw:layer="layout" svg:width="5.588cm" svg:height="0.962cm" svg:x="6.386cm" svg:y="2cm">
            <draw:text-box>
              <text:p text:style-name="P2"><text:span text:style-name="T1">R3B Setup</text:span></text:p>
            </draw:text-box>
          </draw:frame>
          <draw:custom-shape draw:style-name="gr3" draw:text-style-name="P4" draw:layer="layout" svg:width="1.802cm" svg:height="0.496cm" draw:transform="skewX (0.134215819478364) rotate (0.0966912405604858) translate (15.345cm 6.609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5.276cm" svg:y1="6.99cm" svg:x2="19.594cm" svg:y2="6.482cm">
            <text:p/>
          </draw:line>
          <draw:frame draw:style-name="gr5" draw:text-style-name="P5" draw:layer="layout" svg:width="2.794cm" svg:height="0.839cm" draw:transform="rotate (0.0787143492649443) translate (16.263cm 5.951cm)">
            <draw:text-box>
              <text:p><text:span text:style-name="T2">neutrons</text:span></text:p>
            </draw:text-box>
          </draw:frame>
          <draw:line draw:style-name="gr6" draw:text-style-name="P1" draw:layer="layout" svg:x1="15.785cm" svg:y1="7.743cm" svg:x2="20.102cm" svg:y2="7.593cm">
            <text:p/>
          </draw:line>
          <draw:frame draw:style-name="gr7" draw:text-style-name="P6" draw:layer="layout" svg:width="6.347cm" svg:height="1.275cm" draw:transform="rotate (0.02460914245312) translate (15.422cm 7.737cm)">
            <draw:text-box>
              <text:p><text:span text:style-name="T3">heavy fragment branch</text:span></text:p>
            </draw:text-box>
          </draw:frame>
          <draw:line draw:style-name="gr8" draw:text-style-name="P1" draw:layer="layout" svg:x1="13.498cm" svg:y1="8.634cm" svg:x2="18.832cm" svg:y2="9.65cm">
            <text:p/>
          </draw:line>
          <draw:frame draw:style-name="gr7" draw:text-style-name="P7" draw:layer="layout" svg:width="6.347cm" svg:height="1.275cm" draw:transform="rotate (-0.197396738400559) translate (15.671cm 9.126cm)">
            <draw:text-box>
              <text:p><text:span text:style-name="T4">light fragment branch</text:span></text:p>
            </draw:text-box>
          </draw:frame>
          <draw:line draw:style-name="gr9" draw:text-style-name="P1" draw:layer="layout" svg:x1="3.338cm" svg:y1="9.142cm" svg:x2="6.64cm" svg:y2="8.38cm">
            <text:p/>
          </draw:line>
        </draw:g>
        <draw:frame draw:style-name="gr10" draw:text-style-name="P9" draw:layer="layout" svg:width="5.5cm" svg:height="0.802cm" draw:transform="rotate (0.174183859349034) translate (3.227cm 7.774cm)">
          <draw:text-box>
            <text:p text:style-name="P8"><text:span text:style-name="T5">ion beam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3T08:37:43.012730114</meta:creation-date>
    <dc:date>2025-04-03T08:40:35.744745734</dc:date>
    <meta:editing-duration>PT2M54S</meta:editing-duration>
    <meta:editing-cycles>1</meta:editing-cycles>
    <meta:document-statistic meta:object-count="35"/>
    <meta:generator>LibreOffice/7.3.7.2$Linux_X86_64 LibreOffice_project/30$Build-2</meta:generator>
  </office:meta>
</office:document-meta>
</file>